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Manager.getColumnName(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Manag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Manager.addFile( String header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HeaderManager.removeHeaderNamed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eaderManager.getClass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Manager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Manager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Manag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Manager.merge( TestElement element , boolean preferLocalValu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HeaderManager.getHeader( int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Manager.getSOAP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Manager.add( Header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Manager.ad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Manager.getColumnClass(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Manager.get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Manager.Header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Manager.save( String head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eaderManager.setSOAPHeader( Object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Manager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